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FS Olga" svg:font-family="'GFS Olga'" style:font-pitch="variable"/>
    <style:font-face style:name="cmsy10" svg:font-family="cmsy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NanumGothic" svg:font-family="NanumGothic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6cm" fo:min-width="1.396cm"/>
    </style:style>
    <style:style style:name="gr5" style:family="graphic" style:parent-style-name="objectwithoutfill">
      <style:graphic-properties svg:stroke-color="#ffffff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ffffff" style:font-name="GFS Olga" fo:font-size="28pt" style:font-size-asian="28pt" style:font-size-complex="28pt"/>
    </style:style>
    <style:style style:name="T1" style:family="text">
      <style:text-properties fo:color="#ffffff" style:font-name="GFS Olga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05cm" svg:height="3.53cm" svg:x="11.857cm" svg:y="14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0.599cm" svg:height="0.6cm" svg:x="13.246cm" svg:y="15.58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1" xml:id="id4" draw:id="id4" draw:layer="layout" svg:width="0.599cm" svg:height="0.599cm" svg:x="12.386cm" svg:y="16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599cm" svg:height="0.599cm" svg:x="13.242cm" svg:y="16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0.599cm" svg:height="0.599cm" svg:x="14.06cm" svg:y="16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" draw:text-style-name="P1" draw:layer="layout" svg:width="0.859cm" svg:height="1.074cm" svg:x="12.176cm" svg:y="15.32cm" svg:viewBox="0 0 860 1075" draw:points="0,430 215,860 860,0 860,215 215,1075">
          <text:p/>
        </draw:polygon>
        <draw:frame draw:style-name="gr4" draw:text-style-name="P2" draw:layer="layout" svg:width="1.896cm" svg:height="1.506cm" svg:x="12.811cm" svg:y="14.48cm">
          <draw:text-box>
            <text:p text:style-name="P2"><text:span text:style-name="T1">m</text:span></text:p>
          </draw:text-box>
        </draw:frame>
        <draw:connector draw:style-name="gr5" draw:text-style-name="P1" draw:layer="layout" draw:type="line" svg:x1="13.546cm" svg:y1="16.182cm" svg:x2="13.542cm" svg:y2="16.62cm" draw:start-shape="id1" draw:start-glue-point="8" draw:end-shape="id2" draw:end-glue-point="4" svg:d="m13546 16182-4 438" svg:viewBox="0 0 5 439">
          <text:p/>
        </draw:connector>
        <draw:connector draw:style-name="gr5" draw:text-style-name="P1" draw:layer="layout" draw:type="line" svg:x1="13.546cm" svg:y1="16.182cm" svg:x2="14.36cm" svg:y2="16.612cm" draw:start-shape="id1" draw:start-glue-point="8" draw:end-shape="id3" draw:end-glue-point="4" svg:d="m13546 16182 814 430" svg:viewBox="0 0 815 431">
          <text:p/>
        </draw:connector>
        <draw:connector draw:style-name="gr5" draw:text-style-name="P1" draw:layer="layout" draw:type="line" svg:x1="13.546cm" svg:y1="16.182cm" svg:x2="12.686cm" svg:y2="16.612cm" draw:start-shape="id1" draw:start-glue-point="8" draw:end-shape="id4" draw:end-glue-point="4" svg:d="m13546 16182-860 430" svg:viewBox="0 0 861 431">
          <text:p/>
        </draw:connector>
        <draw:frame draw:style-name="gr4" draw:text-style-name="P2" draw:layer="layout" svg:width="3.683cm" svg:height="2.233cm" svg:x="15.224cm" svg:y="15.277cm">
          <draw:text-box>
            <text:p text:style-name="P2"><text:span text:style-name="T1">mosix te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FS Olga" svg:font-family="'GFS Olga'" style:font-pitch="variable"/>
    <style:font-face style:name="cmsy10" svg:font-family="cmsy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NanumGothic" svg:font-family="NanumGothic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07T15:43:23.643178432</dc:date>
    <dc:creator>Rudolph Pienaar</dc:creator>
    <meta:document-statistic meta:object-count="11"/>
    <meta:generator>LibreOffice/4.1.3.2$Linux_X86_64 LibreOffice_project/410m0$Build-2</meta:generator>
  </office:meta>
</office:document-meta>
</file>